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00cc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MC_DISABLE_N</text:p>
          </table:table-cell>
          <table:table-cell office:value-type="string">
            <text:p>even</text:p>
          </table:table-cell>
          <table:table-cell office:value-type="string">
            <text:p>EMMC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GPIO0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SDX_VREF</text:p>
          </table:table-cell>
          <table:table-cell table:style-name="ce3" office:value-type="string">
            <text:p>even</text:p>
          </table:table-cell>
          <table:table-cell table:style-name="ce3" office:value-type="string">
            <text:p>SDX</text:p>
          </table:table-cell>
          <table:table-cell table:style-name="ce3" office:value-type="string">
            <text:p>3V3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GPIO1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SDX_VREF</text:p>
          </table:table-cell>
          <table:table-cell table:style-name="ce3" office:value-type="string">
            <text:p>even</text:p>
          </table:table-cell>
          <table:table-cell table:style-name="ce3" office:value-type="string">
            <text:p>SDX</text:p>
          </table:table-cell>
          <table:table-cell table:style-name="ce3" office:value-type="string">
            <text:p>3V3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GPIO2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DX_CLK</text:p>
          </table:table-cell>
          <table:table-cell office:value-type="string">
            <text:p>even</text:p>
          </table:table-cell>
          <table:table-cell office:value-type="string">
            <text:p>SDX</text:p>
          </table:table-cell>
          <table:table-cell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GPIO3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DX_CMD </text:p>
          </table:table-cell>
          <table:table-cell office:value-type="string">
            <text:p>even</text:p>
          </table:table-cell>
          <table:table-cell office:value-type="string">
            <text:p>SDX</text:p>
          </table:table-cell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GPIO4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DX_D0</text:p>
          </table:table-cell>
          <table:table-cell office:value-type="string">
            <text:p>even</text:p>
          </table:table-cell>
          <table:table-cell office:value-type="string">
            <text:p>SDX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GPIO5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DX_D1</text:p>
          </table:table-cell>
          <table:table-cell office:value-type="string">
            <text:p>even</text:p>
          </table:table-cell>
          <table:table-cell office:value-type="string">
            <text:p>SDX</text:p>
          </table:table-cell>
          <table:table-cell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GPIO6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DX_D2</text:p>
          </table:table-cell>
          <table:table-cell office:value-type="string">
            <text:p>even</text:p>
          </table:table-cell>
          <table:table-cell office:value-type="string">
            <text:p>SDX</text:p>
          </table:table-cell>
          <table:table-cell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GPIO7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X_D3</text:p>
          </table:table-cell>
          <table:table-cell office:value-type="string">
            <text:p>even</text:p>
          </table:table-cell>
          <table:table-cell office:value-type="string">
            <text:p>SDX</text:p>
          </table:table-cell>
          <table:table-cell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GPIO8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GPIO28</text:p>
          </table:table-cell>
          <table:table-cell table:style-name="ce3" office:value-type="string">
            <text:p>even</text:p>
          </table:table-cell>
          <table:table-cell table:style-name="ce3" office:value-type="string">
            <text:p>R-100K</text:p>
          </table:table-cell>
          <table:table-cell table:style-name="ce3" office:value-type="string">
            <text:p>R27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GPIO9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GPIO29</text:p>
          </table:table-cell>
          <table:table-cell table:style-name="ce3" office:value-type="string">
            <text:p>even</text:p>
          </table:table-cell>
          <table:table-cell table:style-name="ce3" office:value-type="string">
            <text:p>R-100K</text:p>
          </table:table-cell>
          <table:table-cell table:style-name="ce3" office:value-type="string">
            <text:p>R26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GPIO10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GPIO30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GPIO11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GPIO31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GPIO0-27_VREF</text:p>
          </table:table-cell>
          <table:table-cell office:value-type="string">
            <text:p>odd</text:p>
          </table:table-cell>
          <table:table-cell office:value-type="string">
            <text:p>0-27_VREF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GPIO0-27_VREF</text:p>
          </table:table-cell>
          <table:table-cell office:value-type="string">
            <text:p>even</text:p>
          </table:table-cell>
          <table:table-cell office:value-type="string">
            <text:p>0-27_VREF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GPIO28-45_VREF</text:p>
          </table:table-cell>
          <table:table-cell office:value-type="string">
            <text:p>odd</text:p>
          </table:table-cell>
          <table:table-cell office:value-type="string">
            <text:p>28-45_VREF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PIO28-45_VREF</text:p>
          </table:table-cell>
          <table:table-cell office:value-type="string">
            <text:p>even</text:p>
          </table:table-cell>
          <table:table-cell office:value-type="string">
            <text:p>28-45_VREF</text:p>
          </table:table-cell>
          <table:table-cell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GPIO12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GPIO32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GPIO13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GPIO33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string">
            <text:p>GPIO14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GPIO34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GPIO15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GPIO35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string">
            <text:p>GPIO16 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2" office:value-type="string">
            <text:p>GPIO36 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GPIO17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GPIO37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2" office:value-type="string">
            <text:p>GPIO18 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GPIO38 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GPIO19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GPIO39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GPIO20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string">
            <text:p>GPIO40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2" office:value-type="string">
            <text:p>GPIO21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string">
            <text:p>GPIO41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GPIO22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2" office:value-type="string">
            <text:p>GPIO42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string">
            <text:p>GPIO23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GPIO43</text:p>
          </table:table-cell>
          <table:table-cell table:style-name="ce2" office:value-type="string">
            <text:p>even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string">
            <text:p>GPIO24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3" office:value-type="string">
            <text:p>GPIO44</text:p>
          </table:table-cell>
          <table:table-cell table:style-name="ce3" office:value-type="string">
            <text:p>even</text:p>
          </table:table-cell>
          <table:table-cell table:style-name="ce3" office:value-type="string">
            <text:p>R-100K</text:p>
          </table:table-cell>
          <table:table-cell table:style-name="ce3" office:value-type="string">
            <text:p>R29</text:p>
          </table:table-cell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string">
            <text:p>GPIO25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3" office:value-type="string">
            <text:p>GPIO45</text:p>
          </table:table-cell>
          <table:table-cell table:style-name="ce3" office:value-type="string">
            <text:p>even</text:p>
          </table:table-cell>
          <table:table-cell table:style-name="ce3" office:value-type="string">
            <text:p>R-100K</text:p>
          </table:table-cell>
          <table:table-cell table:style-name="ce3" office:value-type="string">
            <text:p>R28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string">
            <text:p>GPIO26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HDMI_HPD_N_1V8 </text:p>
          </table:table-cell>
          <table:table-cell office:value-type="string">
            <text:p>even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string">
            <text:p>GPIO27</text:p>
          </table:table-cell>
          <table:table-cell table:style-name="ce2" office:value-type="string">
            <text:p>odd</text:p>
          </table:table-cell>
          <table:table-cell table:style-name="ce2" office:value-type="string">
            <text:p>GPIO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MMC_EN_N_1V8</text:p>
          </table:table-cell>
          <table:table-cell office:value-type="string">
            <text:p>even</text:p>
          </table:table-cell>
          <table:table-cell office:value-type="string">
            <text:p>EMMC</text:p>
          </table:table-cell>
          <table:table-cell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DSI0_DN1</text:p>
          </table:table-cell>
          <table:table-cell office:value-type="string">
            <text:p>odd</text:p>
          </table:table-cell>
          <table:table-cell office:value-type="string">
            <text:p>DSI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DSI1_DP0 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DSI0_DP1 </text:p>
          </table:table-cell>
          <table:table-cell office:value-type="string">
            <text:p>odd</text:p>
          </table:table-cell>
          <table:table-cell office:value-type="string">
            <text:p>DSI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DSI1_DN0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SI0_DN0</text:p>
          </table:table-cell>
          <table:table-cell office:value-type="string">
            <text:p>odd</text:p>
          </table:table-cell>
          <table:table-cell office:value-type="string">
            <text:p>DSI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SI1_CP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DSI0_DP0</text:p>
          </table:table-cell>
          <table:table-cell office:value-type="string">
            <text:p>odd</text:p>
          </table:table-cell>
          <table:table-cell office:value-type="string">
            <text:p>DSI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SI1_CN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SI0_CN</text:p>
          </table:table-cell>
          <table:table-cell office:value-type="string">
            <text:p>odd</text:p>
          </table:table-cell>
          <table:table-cell office:value-type="string">
            <text:p>DSI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DSI1_DP3 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SI0_CP </text:p>
          </table:table-cell>
          <table:table-cell office:value-type="string">
            <text:p>odd</text:p>
          </table:table-cell>
          <table:table-cell office:value-type="string">
            <text:p>DSI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SI1_DN3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HDMI_CK_N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DSI1_DP2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HDMI_CK_P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DSI1_DN2 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HDMI_D0_N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SI1_DP1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HDMI_D0_P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DSI1_DN1</text:p>
          </table:table-cell>
          <table:table-cell office:value-type="string">
            <text:p>even</text:p>
          </table:table-cell>
          <table:table-cell office:value-type="string">
            <text:p>DSI1</text:p>
          </table:table-cell>
          <table:table-cell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HDMI_D1_N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table:style-name="ce4" office:value-type="float" office:value="124">
            <text:p>124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DMI_D1_P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table:style-name="ce4" office:value-type="float" office:value="126">
            <text:p>126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4" office:value-type="float" office:value="128">
            <text:p>12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HDMI_D2_N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table:style-name="ce4" office:value-type="float" office:value="130">
            <text:p>130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HDMI_D2_P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table:style-name="ce4" office:value-type="float" office:value="132">
            <text:p>132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AM1_DP3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AM0_DP0</text:p>
          </table:table-cell>
          <table:table-cell office:value-type="string">
            <text:p>even</text:p>
          </table:table-cell>
          <table:table-cell office:value-type="string">
            <text:p>CAM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AM1_DN3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AM0_DN0</text:p>
          </table:table-cell>
          <table:table-cell office:value-type="string">
            <text:p>even</text:p>
          </table:table-cell>
          <table:table-cell office:value-type="string">
            <text:p>CAM0</text:p>
          </table:table-cell>
          <table:table-cell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AM1_DP2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AM0_CP</text:p>
          </table:table-cell>
          <table:table-cell office:value-type="string">
            <text:p>even</text:p>
          </table:table-cell>
          <table:table-cell office:value-type="string">
            <text:p>CAM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AM1_DN2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AM0_CN</text:p>
          </table:table-cell>
          <table:table-cell office:value-type="string">
            <text:p>even</text:p>
          </table:table-cell>
          <table:table-cell office:value-type="string">
            <text:p>CAM0</text:p>
          </table:table-cell>
          <table:table-cell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AM1_CP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AM0_DP1</text:p>
          </table:table-cell>
          <table:table-cell office:value-type="string">
            <text:p>even</text:p>
          </table:table-cell>
          <table:table-cell office:value-type="string">
            <text:p>CAM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AM1_CN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AM0_DN1</text:p>
          </table:table-cell>
          <table:table-cell office:value-type="string">
            <text:p>even</text:p>
          </table:table-cell>
          <table:table-cell office:value-type="string">
            <text:p>CAM0</text:p>
          </table:table-cell>
          <table:table-cell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CAM1_DP1 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table:style-name="ce4" office:value-type="float" office:value="154">
            <text:p>154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AM1_DN1 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table:style-name="ce4" office:value-type="float" office:value="156">
            <text:p>156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4" office:value-type="float" office:value="158">
            <text:p>15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AM1_DP0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table:style-name="ce4" office:value-type="float" office:value="160">
            <text:p>160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AM1_DN0</text:p>
          </table:table-cell>
          <table:table-cell office:value-type="string">
            <text:p>odd</text:p>
          </table:table-cell>
          <table:table-cell office:value-type="string">
            <text:p>CAM1</text:p>
          </table:table-cell>
          <table:table-cell/>
        </table:table-row>
        <table:table-row table:style-name="ro1">
          <table:table-cell table:style-name="ce4" office:value-type="float" office:value="162">
            <text:p>162</text:p>
          </table:table-cell>
          <table:table-cell table:style-name="ce4" office:value-type="string">
            <text:p>X</text:p>
          </table:table-cell>
          <table:table-cell table:style-name="ce4" office:value-type="string">
            <text:p>even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USB_DP </text:p>
          </table:table-cell>
          <table:table-cell office:value-type="string">
            <text:p>odd</text:p>
          </table:table-cell>
          <table:table-cell office:value-type="string">
            <text:p>USB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TVDAC</text:p>
          </table:table-cell>
          <table:table-cell office:value-type="string">
            <text:p>even</text:p>
          </table:table-cell>
          <table:table-cell office:value-type="string">
            <text:p>TV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USB_DM</text:p>
          </table:table-cell>
          <table:table-cell office:value-type="string">
            <text:p>odd</text:p>
          </table:table-cell>
          <table:table-cell office:value-type="string">
            <text:p>USB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USB_OTGID</text:p>
          </table:table-cell>
          <table:table-cell office:value-type="string">
            <text:p>even</text:p>
          </table:table-cell>
          <table:table-cell office:value-type="string">
            <text:p>USB</text:p>
          </table:table-cell>
          <table:table-cell/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HDMI_CEC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VC_TRST_N</text:p>
          </table:table-cell>
          <table:table-cell office:value-type="string">
            <text:p>even</text:p>
          </table:table-cell>
          <table:table-cell office:value-type="string">
            <text:p>VC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HDMI_SDA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VC_TDI</text:p>
          </table:table-cell>
          <table:table-cell office:value-type="string">
            <text:p>even</text:p>
          </table:table-cell>
          <table:table-cell office:value-type="string">
            <text:p>VC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HDIM_SCL</text:p>
          </table:table-cell>
          <table:table-cell office:value-type="string">
            <text:p>odd</text:p>
          </table:table-cell>
          <table:table-cell office:value-type="string">
            <text:p>HDMI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VC_TMS</text:p>
          </table:table-cell>
          <table:table-cell office:value-type="string">
            <text:p>even</text:p>
          </table:table-cell>
          <table:table-cell office:value-type="string">
            <text:p>VC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RUN</text:p>
          </table:table-cell>
          <table:table-cell office:value-type="string">
            <text:p>odd</text:p>
          </table:table-cell>
          <table:table-cell office:value-type="string">
            <text:p>RUN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VC_TDO</text:p>
          </table:table-cell>
          <table:table-cell office:value-type="string">
            <text:p>even</text:p>
          </table:table-cell>
          <table:table-cell office:value-type="string">
            <text:p>VC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VDD_CORE</text:p>
          </table:table-cell>
          <table:table-cell office:value-type="string">
            <text:p>odd</text:p>
          </table:table-cell>
          <table:table-cell office:value-type="string">
            <text:p>VDD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VC_TCK</text:p>
          </table:table-cell>
          <table:table-cell office:value-type="string">
            <text:p>even</text:p>
          </table:table-cell>
          <table:table-cell office:value-type="string">
            <text:p>VC</text:p>
          </table:table-cell>
          <table:table-cell/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CM_1V8</text:p>
          </table:table-cell>
          <table:table-cell office:value-type="string">
            <text:p>odd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CM_1V8</text:p>
          </table:table-cell>
          <table:table-cell office:value-type="string">
            <text:p>even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CM_1V8</text:p>
          </table:table-cell>
          <table:table-cell office:value-type="string">
            <text:p>odd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CM_1V8</text:p>
          </table:table-cell>
          <table:table-cell office:value-type="string">
            <text:p>even</text:p>
          </table:table-cell>
          <table:table-cell table:number-columns-repeated="2"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CM_VDAC</text:p>
          </table:table-cell>
          <table:table-cell office:value-type="string">
            <text:p>odd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CM_VDAC</text:p>
          </table:table-cell>
          <table:table-cell office:value-type="string">
            <text:p>even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CM_3V3</text:p>
          </table:table-cell>
          <table:table-cell office:value-type="string">
            <text:p>odd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CM_3V3</text:p>
          </table:table-cell>
          <table:table-cell office:value-type="string">
            <text:p>even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CM_3V3</text:p>
          </table:table-cell>
          <table:table-cell office:value-type="string">
            <text:p>odd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CM_3V3</text:p>
          </table:table-cell>
          <table:table-cell office:value-type="string">
            <text:p>even</text:p>
          </table:table-cell>
          <table:table-cell table:number-columns-repeated="2"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odd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even</text:p>
          </table:table-cell>
          <table:table-cell table:style-name="ce1" office:value-type="string">
            <text:p>GND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M_VBAT</text:p>
          </table:table-cell>
          <table:table-cell office:value-type="string">
            <text:p>odd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M_VBAT</text:p>
          </table:table-cell>
          <table:table-cell office:value-type="string">
            <text:p>even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M_VBAT</text:p>
          </table:table-cell>
          <table:table-cell office:value-type="string">
            <text:p>odd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M_VBAT</text:p>
          </table:table-cell>
          <table:table-cell office:value-type="string">
            <text:p>even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4/25/2020</text:date>, <text:time>19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24:49.39</meta:creation-date>
    <dc:date>2020-04-25T19:39:34.06</dc:date>
    <meta:editing-duration>PT1H44M11S</meta:editing-duration>
    <meta:editing-cycles>5</meta:editing-cycles>
    <meta:generator>OpenOffice/4.1.7$Win32 OpenOffice.org_project/417m1$Build-9800</meta:generator>
    <meta:document-statistic meta:table-count="3" meta:cell-count="792" meta:object-count="0"/>
  </office:meta>
</office:document-meta>
</file>